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.8999996185303pt" fo:font-style="italic" fo:font-weight="bold" officeooo:rsid="0044abb3" officeooo:paragraph-rsid="0044abb3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2" style:family="paragraph" style:parent-style-name="Text_20_body">
      <style:text-properties style:font-name="Arial" fo:font-size="11.8999996185303pt" fo:font-style="italic" fo:font-weight="bold" officeooo:rsid="0044abb3" officeooo:paragraph-rsid="004903d1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3" style:family="paragraph" style:parent-style-name="Text_20_body">
      <style:text-properties style:font-name="Times New Roman" fo:font-size="12pt" fo:font-style="normal" fo:font-weight="normal" officeooo:rsid="0043f57c" officeooo:paragraph-rsid="0042af5d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4" style:family="paragraph" style:parent-style-name="Text_20_body">
      <style:text-properties style:font-name="Times New Roman" fo:font-size="12pt" fo:font-style="normal" fo:font-weight="normal" officeooo:rsid="004903d1" officeooo:paragraph-rsid="004903d1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5" style:family="paragraph" style:parent-style-name="Text_20_body">
      <style:text-properties style:font-name="Times New Roman" fo:font-size="12pt" fo:font-style="normal" fo:font-weight="normal" officeooo:rsid="004abc38" officeooo:paragraph-rsid="004abc38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6" style:family="paragraph" style:parent-style-name="Text_20_body">
      <style:text-properties style:font-name="Times New Roman" fo:font-size="12pt" fo:font-style="normal" fo:font-weight="normal" officeooo:rsid="004ad29a" officeooo:paragraph-rsid="004ad29a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7" style:family="paragraph" style:parent-style-name="Text_20_body">
      <style:text-properties style:font-name="Times New Roman" fo:font-size="12pt" fo:font-style="normal" fo:font-weight="normal" officeooo:rsid="004cedae" officeooo:paragraph-rsid="004cedae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8" style:family="paragraph" style:parent-style-name="Text_20_body">
      <style:text-properties style:font-name="Times New Roman" fo:font-size="12pt" fo:font-style="normal" fo:font-weight="normal" officeooo:rsid="004db201" officeooo:paragraph-rsid="004db201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9" style:family="paragraph" style:parent-style-name="Text_20_body">
      <style:text-properties style:font-name="Times New Roman" fo:font-size="12pt" fo:font-style="normal" fo:font-weight="normal" officeooo:rsid="004ffa23" officeooo:paragraph-rsid="004ffa23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10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04abc38" officeooo:paragraph-rsid="004abc38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11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04e70f2" officeooo:paragraph-rsid="004e70f2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12" style:family="paragraph" style:parent-style-name="Text_20_body">
      <style:text-properties officeooo:rsid="0042af5d" officeooo:paragraph-rsid="0044abb3"/>
    </style:style>
    <style:style style:name="P13" style:family="paragraph" style:parent-style-name="Text_20_body">
      <style:text-properties officeooo:rsid="0044abb3" officeooo:paragraph-rsid="004903d1"/>
    </style:style>
    <style:style style:name="P14" style:family="paragraph" style:parent-style-name="Text_20_body">
      <style:text-properties officeooo:rsid="004903d1" officeooo:paragraph-rsid="004903d1"/>
    </style:style>
    <style:style style:name="P15" style:family="paragraph" style:parent-style-name="Standard">
      <style:text-properties officeooo:rsid="00388d17" officeooo:paragraph-rsid="003eba8a"/>
    </style:style>
    <style:style style:name="P16" style:family="paragraph" style:parent-style-name="Text_20_body">
      <style:text-properties officeooo:rsid="004595a5" officeooo:paragraph-rsid="004903d1"/>
    </style:style>
    <style:style style:name="P17" style:family="paragraph" style:parent-style-name="Text_20_body">
      <style:text-properties style:font-name="Arial" fo:font-size="11.8999996185303pt" fo:font-style="italic" fo:font-weight="bold" officeooo:rsid="004903d1" officeooo:paragraph-rsid="004903d1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18" style:family="paragraph" style:parent-style-name="Text_20_body" style:list-style-name="L1">
      <style:text-properties style:font-name="Times New Roman" fo:font-size="12pt" fo:font-style="normal" fo:font-weight="normal" officeooo:rsid="004b924c" officeooo:paragraph-rsid="004b924c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19" style:family="paragraph" style:parent-style-name="Text_20_body">
      <style:text-properties style:font-name="Times New Roman" fo:font-size="12pt" fo:font-style="normal" fo:font-weight="normal" officeooo:rsid="00526a22" officeooo:paragraph-rsid="00526a22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20" style:family="paragraph" style:parent-style-name="Text_20_body">
      <style:text-properties officeooo:rsid="0044abb3" officeooo:paragraph-rsid="004903d1"/>
    </style:style>
    <style:style style:name="P21" style:family="paragraph" style:parent-style-name="Text_20_body">
      <style:text-properties officeooo:rsid="0050dbb7" officeooo:paragraph-rsid="0050dbb7"/>
    </style:style>
    <style:style style:name="T1" style:family="text">
      <style:text-properties officeooo:rsid="0044abb3"/>
    </style:style>
    <style:style style:name="T2" style:family="text">
      <style:text-properties officeooo:rsid="004595a5"/>
    </style:style>
    <style:style style:name="T3" style:family="text">
      <style:text-properties officeooo:rsid="00482ac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3affa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4ad29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abc38"/>
    </style:style>
    <style:style style:name="T10" style:family="text">
      <style:text-properties officeooo:rsid="004b924c"/>
    </style:style>
    <style:style style:name="T11" style:family="text">
      <style:text-properties officeooo:rsid="0050dbb7"/>
    </style:style>
    <style:style style:name="T12" style:family="text">
      <style:text-properties officeooo:rsid="0053af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3">16</text:span> : <text:span text:style-name="T1">X-Pack</text:span></text:h>
      <text:p text:style-name="Standard"/>
      <text:p text:style-name="P15"/>
      <text:p text:style-name="P1">Installation de X-Pack </text:p>
      <text:p text:style-name="P14">Installer une nouvelle distribution des produits ELK (seulement Elastic et Kibana)</text:p>
      <text:p text:style-name="P13">Installer le plugin <text:span text:style-name="T2">X-Pack </text:span>pour E<text:span text:style-name="T2">LK, pour kibana </text:span></text:p>
      <text:p text:style-name="P21">Dans l’arborescence ELK, lancer <text:span text:style-name="T6">bin/x-pack/setup-password auto</text:span> pour générer des mots de passe pour les utilisateurs elastic, kibana et logstash</text:p>
      <text:p text:style-name="P16">Visualiser dans l’interface Kibana les apports <text:span text:style-name="T11">du plugin x-pack</text:span></text:p>
      <text:p text:style-name="P13"/>
      <text:p text:style-name="P17">Tutorial Machine-Learning </text:p>
      <text:p text:style-name="P4"><text:span text:style-name="T9">1. </text:span><text:span text:style-name="T8">Importation de données exemples</text:span> :</text:p>
      <text:p text:style-name="P5">Récupérer et décompresser <text:span text:style-name="T4">server-metrics.tar.gz</text:span></text:p>
      <text:p text:style-name="P5">Vérifier puis utiliser le script <text:span text:style-name="T4">upload_server-metrics.sh</text:span> pour charger les données</text:p>
      <text:p text:style-name="P5">Visualiser les données importées via Kibana</text:p>
      <text:p text:style-name="P5"/>
      <text:p text:style-name="P10">2. Création d’<text:span text:style-name="T7">un</text:span> job d’analyse</text:p>
      <text:p text:style-name="P19">S’authentifier avec l’utilisateur <text:span text:style-name="T6">elastic</text:span></text:p>
      <text:p text:style-name="P6">Créer un nouveau job dans Kibana s’appuyant sur l’index pattern <text:span text:style-name="T6">server-metrics-*</text:span></text:p>
      <text:p text:style-name="P6">Choisir « Single Metric » <text:span text:style-name="T10">puis :</text:span></text:p>
      <text:list xml:id="list5112754042351276296" text:style-name="L1">
        <text:list-item>
          <text:p text:style-name="P18">Aggrégation : Somme</text:p>
        </text:list-item>
        <text:list-item>
          <text:p text:style-name="P18">Champ : Total</text:p>
        </text:list-item>
        <text:list-item>
          <text:p text:style-name="P18">Bucket span : 10mn</text:p>
        </text:list-item>
      </text:list>
      <text:p text:style-name="P7">Sélectionner une période de temps entre le 23 Mars 2017 et 22 Avril 2017 <text:span text:style-name="T12">en utilisant le bouton «</text:span><text:span text:style-name="T5"> Use full server-metrics data </text:span><text:span text:style-name="T12">»</text:span></text:p>
      <text:p text:style-name="P8">Donner un nom au job</text:p>
      <text:p text:style-name="P8"/>
      <text:p text:style-name="P11">3. Visualiser les résultats</text:p>
      <text:p text:style-name="P9">Utiliser les onglets : Job management, Anomaly Explorer, Single Metric Viewer pour visualiser les résultats et en particulier les anomalies.</text:p>
      <text:p text:style-name="P2"/>
      <text:p text:style-name="P1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5-11T09:30:37.527845418</dc:date>
    <meta:editing-duration>PT15H35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74" meta:character-count="1158" meta:non-whitespace-character-count="1006"/>
  </office:meta>
</office:document-meta>
</file>